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f330"/>
    </style:style>
    <style:style style:name="P2" style:family="paragraph" style:parent-style-name="Standard">
      <style:text-properties officeooo:rsid="001cf330" officeooo:paragraph-rsid="001cf330"/>
    </style:style>
    <style:style style:name="P3" style:family="paragraph" style:parent-style-name="Standard">
      <style:text-properties officeooo:rsid="001dc0f1" officeooo:paragraph-rsid="001dc0f1"/>
    </style:style>
    <style:style style:name="P4" style:family="paragraph" style:parent-style-name="Standard">
      <style:text-properties officeooo:rsid="001ffecc" officeooo:paragraph-rsid="001ffecc"/>
    </style:style>
    <style:style style:name="T1" style:family="text">
      <style:text-properties officeooo:rsid="001ed18d"/>
    </style:style>
    <style:style style:name="T2" style:family="text">
      <style:text-properties officeooo:rsid="001ffec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e more note. I do need jet engines, I need two of them to store in the side of the craft and fold out with electric start capabilities to start them airborne and one to stow in the rear on top of the craft. I think three jets are a much better engine. </text:p>
      <text:p text:style-name="P1"/>
      <text:p text:style-name="P2">All of the electronic should be wireless, with backup wireless systems <text:span text:style-name="T2">it will save just an infinite amount of weight to go all wireless, which NASA should have my designs, and if not it’s 60hz sine wave on any am band and received by a simple foxhole type radio with as many antennas as you need. </text:span></text:p>
      <text:p text:style-name="P2"/>
      <text:p text:style-name="P4">There are other ways, like using a feedback loop with inductors, voltage regulators, small solar panels, and transistors to create batteries of any voltage without using a single Lipo cell. But you’ll have to look at tesla coils and stuff like that if we really want to start hammering out some spacecraft. </text:p>
      <text:p text:style-name="P2"/>
      <text:p text:style-name="P2">and the props should fold and stow in the wing, via a track (like a garage door) so you start the jet engines cruise at ultra low speed (like flaps down speed) put away the props and then increase throttle. </text:p>
      <text:p text:style-name="P2"/>
      <text:p text:style-name="P2">You all will have to do the chemistry, I need to work on magnetic resins so I no longer need hydraulic presses. Which you can also have. Im basing my theory and chemicals on citric acid which you can charge electrically and it magnetizes and then silicone? They made silicone conductive. </text:p>
      <text:p text:style-name="P2"/>
      <text:p text:style-name="P2">The wings on the plane should be a wooden frame and metal frame and then a layer of cork, a layer of foam that may be water cooled to prevent fires? And then a layer of cork on that</text:p>
      <text:p text:style-name="P2"/>
      <text:p text:style-name="P2">idk, we can sort it out later. </text:p>
      <text:p text:style-name="P2"/>
      <text:p text:style-name="P3">This thing is to travel the world, but also I need the flight sim and a ton of tutorials on how we finalize the build to be written into flightgear, even with emergency procedures. </text:p>
      <text:p text:style-name="P3"/>
      <text:p text:style-name="P3">I’ll get my pilot license if I get a plane. <text:s/><text:span text:style-name="T1">But even then, I need to go at my own pace. I need to teach myself everything from the ground up. So its slow, but its useful. </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30T08:13:12.656000000</meta:creation-date>
    <dc:date>2018-04-30T08:24:54.526000000</dc:date>
    <meta:editing-duration>PT11M41S</meta:editing-duration>
    <meta:editing-cycles>4</meta:editing-cycles>
    <meta:generator>LibreOffice/6.0.3.2$Windows_X86_64 LibreOffice_project/8f48d515416608e3a835360314dac7e47fd0b821</meta:generator>
    <meta:document-statistic meta:table-count="0" meta:image-count="0" meta:object-count="0" meta:page-count="1" meta:paragraph-count="9" meta:word-count="369" meta:character-count="1919" meta:non-whitespace-character-count="1550"/>
  </office:meta>
</office:document-meta>
</file>